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 style:list-style-name="L1">
      <style:text-properties officeooo:rsid="00234599" officeooo:paragraph-rsid="00234599"/>
    </style:style>
    <style:style style:name="P4" style:family="paragraph" style:parent-style-name="Text_20_body" style:list-style-name="L1">
      <style:text-properties officeooo:paragraph-rsid="00234599"/>
    </style:style>
    <style:style style:name="P5" style:family="paragraph" style:parent-style-name="Text_20_body" style:list-style-name="L1">
      <style:text-properties officeooo:rsid="002516ec" officeooo:paragraph-rsid="002516ec"/>
    </style:style>
    <style:style style:name="P6" style:family="paragraph" style:parent-style-name="Text_20_body">
      <style:text-properties officeooo:rsid="0027c238" officeooo:paragraph-rsid="0027c238"/>
    </style:style>
    <style:style style:name="P7" style:family="paragraph" style:parent-style-name="Text_20_body">
      <style:text-properties officeooo:rsid="002b42f5" officeooo:paragraph-rsid="002b42f5"/>
    </style:style>
    <style:style style:name="P8" style:family="paragraph" style:parent-style-name="Text_20_body">
      <style:text-properties officeooo:paragraph-rsid="0027c238"/>
    </style:style>
    <style:style style:name="P9" style:family="paragraph" style:parent-style-name="Text_20_body">
      <style:text-properties officeooo:rsid="002d1248" officeooo:paragraph-rsid="002d1248"/>
    </style:style>
    <style:style style:name="P10" style:family="paragraph" style:parent-style-name="Text_20_body" style:list-style-name="L2">
      <style:text-properties officeooo:rsid="002d1248" officeooo:paragraph-rsid="002d1248"/>
    </style:style>
    <style:style style:name="P11" style:family="paragraph" style:parent-style-name="Text_20_body" style:list-style-name="L2">
      <style:text-properties officeooo:paragraph-rsid="002d1248"/>
    </style:style>
    <style:style style:name="P12" style:family="paragraph" style:parent-style-name="Text_20_body">
      <style:text-properties officeooo:rsid="002d9d2d" officeooo:paragraph-rsid="002d9d2d"/>
    </style:style>
    <style:style style:name="P13" style:family="paragraph" style:parent-style-name="Text_20_body" style:list-style-name="L3">
      <style:text-properties officeooo:rsid="002d9d2d" officeooo:paragraph-rsid="002d9d2d"/>
    </style:style>
    <style:style style:name="P14" style:family="paragraph" style:parent-style-name="Text_20_body">
      <style:text-properties officeooo:rsid="002d9d2d" officeooo:paragraph-rsid="003084f9"/>
    </style:style>
    <style:style style:name="P15" style:family="paragraph" style:parent-style-name="Text_20_body">
      <style:text-properties officeooo:rsid="002d9d2d" officeooo:paragraph-rsid="0034fcb8"/>
    </style:style>
    <style:style style:name="P16" style:family="paragraph" style:parent-style-name="Text_20_body">
      <style:text-properties officeooo:rsid="002d9d2d" officeooo:paragraph-rsid="003bc8d4"/>
    </style:style>
    <style:style style:name="P17" style:family="paragraph" style:parent-style-name="Text_20_body">
      <style:text-properties officeooo:paragraph-rsid="002d9d2d"/>
    </style:style>
    <style:style style:name="P18" style:family="paragraph" style:parent-style-name="Text_20_body" style:list-style-name="L3">
      <style:text-properties officeooo:paragraph-rsid="002d9d2d"/>
    </style:style>
    <style:style style:name="P19" style:family="paragraph" style:parent-style-name="Text_20_body">
      <style:text-properties officeooo:paragraph-rsid="003084f9"/>
    </style:style>
    <style:style style:name="P20" style:family="paragraph" style:parent-style-name="Text_20_body" style:list-style-name="L4">
      <style:text-properties officeooo:paragraph-rsid="003084f9"/>
    </style:style>
    <style:style style:name="P21" style:family="paragraph" style:parent-style-name="Text_20_body">
      <style:text-properties officeooo:paragraph-rsid="0034fcb8"/>
    </style:style>
    <style:style style:name="P22" style:family="paragraph" style:parent-style-name="Text_20_body" style:list-style-name="L5">
      <style:text-properties officeooo:paragraph-rsid="0034fcb8"/>
    </style:style>
    <style:style style:name="P23" style:family="paragraph" style:parent-style-name="Text_20_body" style:list-style-name="L5">
      <style:text-properties officeooo:paragraph-rsid="003bc8d4"/>
    </style:style>
    <style:style style:name="P24" style:family="paragraph" style:parent-style-name="Text_20_body">
      <style:text-properties officeooo:paragraph-rsid="003bc8d4"/>
    </style:style>
    <style:style style:name="P25" style:family="paragraph" style:parent-style-name="Text_20_body">
      <style:text-properties officeooo:paragraph-rsid="00363d12"/>
    </style:style>
    <style:style style:name="P26" style:family="paragraph" style:parent-style-name="Text_20_body">
      <style:text-properties officeooo:rsid="00403046" officeooo:paragraph-rsid="00403046"/>
    </style:style>
    <style:style style:name="P27" style:family="paragraph" style:parent-style-name="Heading_20_1">
      <style:text-properties officeooo:rsid="00403046" officeooo:paragraph-rsid="00403046"/>
    </style:style>
    <style:style style:name="P28" style:family="paragraph" style:parent-style-name="Heading_20_2">
      <style:paragraph-properties fo:break-before="page"/>
    </style:style>
    <style:style style:name="P29" style:family="paragraph">
      <loext:graphic-properties draw:fill="none" draw:fill-color="#000000"/>
      <style:paragraph-properties fo:text-align="center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000000"/>
    </style:style>
    <style:style style:name="P32" style:family="paragraph">
      <style:text-properties fo:color="#ff3333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c814c"/>
    </style:style>
    <style:style style:name="T2" style:family="text">
      <style:text-properties officeooo:rsid="00234599"/>
    </style:style>
    <style:style style:name="T3" style:family="text">
      <style:text-properties officeooo:rsid="0027c238"/>
    </style:style>
    <style:style style:name="T4" style:family="text">
      <style:text-properties officeooo:rsid="002d9d2d"/>
    </style:style>
    <style:style style:name="T5" style:family="text">
      <style:text-properties officeooo:rsid="003084f9"/>
    </style:style>
    <style:style style:name="T6" style:family="text">
      <style:text-properties officeooo:rsid="0034fcb8"/>
    </style:style>
    <style:style style:name="T7" style:family="text">
      <style:text-properties officeooo:rsid="00363d12"/>
    </style:style>
    <style:style style:name="T8" style:family="text">
      <style:text-properties officeooo:rsid="003bc8d4"/>
    </style:style>
    <style:style style:name="T9" style:family="text">
      <style:text-properties officeooo:rsid="00412687"/>
    </style:style>
    <style:style style:name="T10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33" svg:width="0.551cm" svg:height="0.862cm" svg:x="8.61cm" svg:y="0.399cm"><draw:text-box><text:p text:style-name="P32"><text:span text:style-name="T10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29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9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0" svg:x1="0.849cm" svg:y1="4.831cm" svg:x2="0.849cm" svg:y2="2.406cm"><text:p/></draw:line><draw:line draw:style-name="gr3" draw:text-style-name="P30" svg:x1="0.607cm" svg:y1="2.956cm" svg:x2="0.849cm" svg:y2="2.406cm"><text:p/></draw:line><draw:line draw:style-name="gr3" draw:text-style-name="P30" svg:x1="1.092cm" svg:y1="3cm" svg:x2="0.849cm" svg:y2="2.406cm"><text:p/></draw:line><draw:line draw:style-name="gr3" draw:text-style-name="P30" svg:x1="2.239cm" svg:y1="2.385cm" svg:x2="2.239cm" svg:y2="1.789cm"><text:p/></draw:line><draw:line draw:style-name="gr3" draw:text-style-name="P30" svg:x1="2.283cm" svg:y1="5.472cm" svg:x2="2.283cm" svg:y2="4.876cm"><text:p/></draw:line></draw:g><draw:custom-shape text:anchor-type="paragraph" draw:z-index="2" draw:style-name="gr4" draw:text-style-name="P31" svg:width="2.823cm" svg:height="1.015cm" svg:x="4.332cm" svg:y="0.596cm"><text:p text:style-name="P30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31" svg:width="2.823cm" svg:height="1.015cm" svg:x="10.418cm" svg:y="0.64cm"><text:p text:style-name="P30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31" svg:width="2.823cm" svg:height="1.015cm" draw:transform="rotate (1.5707963267949) translate (8.17033333333333cm 5.00591666666667cm)"><text:p text:style-name="P30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29" svg:width="2.823cm" svg:height="1.015cm" draw:transform="rotate (1.5707963267949) translate (14.3439444444444cm 5.05001388888889cm)"><text:p text:style-name="P30">R4</text:p><draw:enhanced-geometry svg:viewBox="0 0 21600 21600" draw:type="rectangle" draw:enhanced-path="M 0 0 L 21600 0 21600 21600 0 21600 0 0 Z N"/></draw:custom-shape><draw:line text:anchor-type="paragraph" draw:z-index="6" draw:style-name="gr6" draw:text-style-name="P30" svg:x1="2.304cm" svg:y1="6.087cm" svg:x2="14.96cm" svg:y2="6.087cm"><text:p/></draw:line><draw:line text:anchor-type="paragraph" draw:z-index="7" draw:style-name="gr6" draw:text-style-name="P30" svg:x1="2.282cm" svg:y1="5.472cm" svg:x2="2.282cm" svg:y2="6.088cm"><text:p/></draw:line><draw:line text:anchor-type="paragraph" draw:z-index="8" draw:style-name="gr6" draw:text-style-name="P30" svg:x1="8.632cm" svg:y1="5.006cm" svg:x2="8.632cm" svg:y2="6.087cm"><text:p/></draw:line><draw:line text:anchor-type="paragraph" draw:z-index="9" draw:style-name="gr6" draw:text-style-name="P30" svg:x1="14.938cm" svg:y1="5.05cm" svg:x2="14.938cm" svg:y2="6.087cm"><text:p/></draw:line><draw:line text:anchor-type="paragraph" draw:z-index="10" draw:style-name="gr6" draw:text-style-name="P30" svg:x1="4.332cm" svg:y1="1.104cm" svg:x2="2.238cm" svg:y2="1.104cm"><text:p/></draw:line><draw:line text:anchor-type="paragraph" draw:z-index="11" draw:style-name="gr6" draw:text-style-name="P30" svg:x1="4.332cm" svg:y1="1.104cm" svg:x2="2.238cm" svg:y2="1.104cm"><text:p/></draw:line><draw:line text:anchor-type="paragraph" draw:z-index="12" draw:style-name="gr6" draw:text-style-name="P30" svg:x1="10.417cm" svg:y1="1.081cm" svg:x2="7.154cm" svg:y2="1.081cm"><text:p/></draw:line><draw:line text:anchor-type="paragraph" draw:z-index="13" draw:style-name="gr6" draw:text-style-name="P30" svg:x1="14.762cm" svg:y1="1.104cm" svg:x2="13.24cm" svg:y2="1.104cm"><text:p/></draw:line><draw:line text:anchor-type="paragraph" draw:z-index="14" draw:style-name="gr6" draw:text-style-name="P30" svg:x1="14.871cm" svg:y1="0.972cm" svg:x2="14.871cm" svg:y2="2.228cm"><text:p/></draw:line><draw:line text:anchor-type="paragraph" draw:z-index="15" draw:style-name="gr6" draw:text-style-name="P30" svg:x1="2.238cm" svg:y1="1.104cm" svg:x2="2.238cm" svg:y2="1.72cm"><text:p/></draw:line><draw:line text:anchor-type="paragraph" draw:z-index="16" draw:style-name="gr6" draw:text-style-name="P30" svg:x1="8.677cm" svg:y1="1.102cm" svg:x2="8.677cm" svg:y2="2.183cm"><text:p/></draw:line><draw:frame text:anchor-type="paragraph" draw:z-index="17" draw:style-name="gr7" draw:text-style-name="P33" svg:width="0.551cm" svg:height="0.862cm" svg:x="2.833cm" svg:y="0.243cm"><draw:text-box><text:p text:style-name="P32"><text:span text:style-name="T10">1</text:span></text:p></draw:text-box></draw:frame><draw:frame text:anchor-type="paragraph" draw:z-index="19" draw:style-name="gr7" draw:text-style-name="P33" svg:width="0.551cm" svg:height="0.862cm" svg:x="14.122cm" svg:y="0.09cm"><draw:text-box><text:p text:style-name="P32"><text:span text:style-name="T10">3</text:span></text:p></draw:text-box></draw:frame><draw:frame text:anchor-type="paragraph" draw:z-index="20" draw:style-name="gr7" draw:text-style-name="P33" svg:width="0.551cm" svg:height="0.862cm" svg:x="10.836cm" svg:y="5.05cm"><draw:text-box><text:p text:style-name="P32"><text:span text:style-name="T10">0</text:span></text:p></draw:text-box></draw:frame></text:p></draw:text-box></draw:frame></text:p>
      <text:p text:style-name="P2">The SPICE for this looks something like:</text:p>
      <text:p text:style-name="Preformatted_20_Text">I1 1 0 3</text:p>
      <text:p text:style-name="Preformatted_20_Text">R1 1 2 10</text:p>
      <text:p text:style-name="Preformatted_20_Text">R2 2 3 10</text:p>
      <text:p text:style-name="Preformatted_20_Text">R3 2 0 5</text:p>
      <text:p text:style-name="Preformatted_20_Text">R4 3 0 5</text:p>
      <text:h text:style-name="Heading_20_1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7386163548946955394" text:style-name="L2">
        <text:list-item>
          <text:p text:style-name="P11"><text:span text:style-name="T1">We'll include the ground node so I don't have to special-case the code everywhere. </text:span></text:p>
        </text:list-item>
        <text:list-item>
          <text:p text:style-name="P11"><text:span text:style-name="T1">Matrices and vectors are 0-indexed, with index 0 being the ground node.</text:span></text:p>
        </text:list-item>
        <text:list-item>
          <text:p text:style-name="P10">Negative current flows out of a node.</text:p>
        </text:list-item>
      </text:list>
      <text:p text:style-name="P9">The basic algorithm is something along the lines of:</text:p>
      <text:list xml:id="list9098816961075698123" text:style-name="L1">
        <text:list-item>
          <text:p text:style-name="P4"><text:span text:style-name="T2">Take a sweep through the circuit and count the nodes. Assume that the node names have been replaced with integer indices starting from 1 (ground is 0, as always).</text:span></text:p>
        </text:list-item>
        <text:list-item>
          <text:p text:style-name="P3">Use the node count to size the voltage matrix, and the current vector.</text:p>
        </text:list-item>
        <text:list-item>
          <text:p text:style-name="P5"><text:soft-page-break/>Go through each element in the circuit and update the matrix and current vectors appropriately.</text:p>
        </text:list-item>
      </text:list>
      <text:h text:style-name="Heading_20_1" text:outline-level="1">Example</text:h>
      <text:p text:style-name="P6">After counting the nodes, we get 4. Initialise the matrix as so:</text:p>
      <text:p text:style-name="P8"><text:span text:style-name="T3"><draw:frame draw:style-name="fr2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span></text:p>
      <text:h text:style-name="Heading_20_2" text:outline-level="2">I1 1 0 3</text:h>
      <text:p text:style-name="P7">This means 3A flowing into node 1, and -3A out of ground.</text:p>
      <text:p text:style-name="P7"><draw:frame draw:style-name="fr2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12">For this there are two things:</text:p>
      <text:list xml:id="list8006798870231805261" text:style-name="L3">
        <text:list-item>
          <text:p text:style-name="P18"><text:span text:style-name="T4">Firstly, (v1 – v2)/R1 out of node 1</text:span></text:p>
        </text:list-item>
        <text:list-item>
          <text:p text:style-name="P13">Then (v2 – v1)/R1 out of node 2</text:p>
        </text:list-item>
      </text:list>
      <text:p text:style-name="P17"><text:span text:style-name="T4"><draw:frame draw:style-name="fr2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7"/>
      <text:h text:style-name="P28" text:outline-level="2">R2 2 3 10</text:h>
      <text:p text:style-name="P19"><text:span text:style-name="T5">Again:</text:span></text:p>
      <text:list xml:id="list3385449777436744312" text:style-name="L4">
        <text:list-item>
          <text:p text:style-name="P20"><text:span text:style-name="T5">Firstly, (v2 – v3)/R2 out of node 2</text:span></text:p>
        </text:list-item>
        <text:list-item>
          <text:p text:style-name="P20"><text:span text:style-name="T4">Then (v3 – v2)/R2 out of node 3</text:span></text:p>
        </text:list-item>
      </text:list>
      <text:p text:style-name="P14"><draw:frame draw:style-name="fr2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Heading_20_2" text:outline-level="2">R3 2 0 5</text:h>
      <text:p text:style-name="P21"><text:span text:style-name="T6">Then:</text:span></text:p>
      <text:list xml:id="list6330007430637130896" text:style-name="L5">
        <text:list-item>
          <text:p text:style-name="P22"><text:span text:style-name="T5">Firstly, (v2 – v0)/R3 out of node 2</text:span></text:p>
        </text:list-item>
        <text:list-item>
          <text:p text:style-name="P22"><text:span text:style-name="T4">Then (v0 – v2)/R3 out of node 0</text:span></text:p>
        </text:list-item>
      </text:list>
      <text:p text:style-name="P15"><draw:frame draw:style-name="fr2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5"><text:span text:style-name="T7">I know v0 = 0V, but for the sake of not introducing special cases, roll with it.</text:span></text:p>
      <text:h text:style-name="P28" text:outline-level="2">R4 3 0 5</text:h>
      <text:p text:style-name="P24"><text:span text:style-name="T8">Finally:</text:span></text:p>
      <text:list xml:id="list193748275329235" text:continue-numbering="true" text:style-name="L5">
        <text:list-item>
          <text:p text:style-name="P23"><text:span text:style-name="T5">Firstly, (v3 – v0)/R4 out of node 3</text:span></text:p>
        </text:list-item>
        <text:list-item>
          <text:p text:style-name="P23"><text:span text:style-name="T4">Then (v0 – v3)/R4 out of node 0</text:span></text:p>
        </text:list-item>
      </text:list>
      <text:p text:style-name="P16"><draw:frame draw:style-name="fr2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h text:style-name="P27" text:outline-level="1">Thinking Ahead</text:h>
      <text:p text:style-name="P26">This is straight-forward for current-sources and resistors. But what happens when the currents become non-linear? How do I store a function in the matrix? <text:span text:style-name="T9">Or are these more likely to go in the current vector? Either way, things'll get messy. Do I store a list of functions that also must be applied to the vector or something?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08-30T19:37:46.288478480</dc:date>
    <meta:editing-duration>PT1H5M1S</meta:editing-duration>
    <meta:editing-cycles>35</meta:editing-cycles>
    <meta:generator>LibreOffice/5.0.3.2$Linux_X86_64 LibreOffice_project/00m0$Build-2</meta:generator>
    <meta:document-statistic meta:table-count="0" meta:image-count="0" meta:object-count="6" meta:page-count="4" meta:paragraph-count="48" meta:word-count="383" meta:character-count="1914" meta:non-whitespace-character-count="1577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